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P7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style="italic" fo:font-weight="bold"/>
    </style:style>
    <style:style style:name="T4" style:family="text">
      <style:text-properties fo:font-style="italic" fo:font-weight="bold"/>
    </style:style>
    <style:style style:name="T5" style:family="text">
      <style:text-properties style:font-name="Cambria" fo:font-size="14pt" style:font-size-asian="14pt" style:font-size-complex="14pt"/>
    </style:style>
    <style:style style:name="T6" style:family="text">
      <style:text-properties style:font-name="Cambria" fo:font-size="14pt" fo:language="en" fo:country="US" style:font-size-asian="14pt" style:font-size-complex="14pt"/>
    </style:style>
    <style:style style:name="T7" style:family="text">
      <style:text-properties fo:color="#000000" style:font-name="Cambri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images/0638.png" xlink:type="simple" xlink:show="embed" xlink:actuate="onLoad"/></draw:frame></text:p>
          </table:table-cell>
          <table:table-cell table:style-name="Table1.B1" office:value-type="string">
            <text:h text:style-name="P5" text:outline-level="1">ГД с постоянным рабочим объемо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h text:style-name="P6" text:outline-level="1">(Гидродвигатель с компрессионными потерями )</text:h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011cm" svg:height="1.96cm" draw:z-index="1"><draw:image xlink:href="../images/0638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гидродвигателя (ГД) с постоянным рабочим объемом в составе гидропривода с короткими трубопроводами. </text:p>
            <text:p text:style-name="P2">Особенность данного модуля -- учет компрессионных потерь на сжатие в машине, что становится необходимым при моделировании гидромашин, работающих при давлениях выше 15 МПа. </text:p>
            <text:p text:style-name="P2">Устройства подпитки и ограничения давлений учитываются во внешних модулях. </text:p>
            <text:p text:style-name="P2">Блок имеет <text:span text:style-name="T1">2</text:span> входных порта и <text:span text:style-name="T1">2 </text:span>выходных порта. </text:p>
            <text:p text:style-name="P2"><text:span text:style-name="T2">Входные порты</text:span>:</text:p>
            <text:p text:style-name="P2">На 1-ый входной порт (снизу) подается сигнал, соответствующий значению угловой скорости вала гидродвигателя <text:span text:style-name="T3">Omd</text:span>;</text:p>
            <text:p text:style-name="P2">На 2-ой входной порт (слева) подается векторный сигнал, соответствующий значениям давлений <text:span text:style-name="T4">Р1</text:span> и <text:span text:style-name="T4">Р2</text:span> в гидролиниях ГД. </text:p>
            <text:p text:style-name="P2"><text:span text:style-name="T2">Выходные порты</text:span>:</text:p>
            <text:p text:style-name="P2">На 1-ом выходном порте (сверху) формируется векторный сигнал, соответствующий значениям расходам рабочей жидкости <text:span text:style-name="T3">Qd</text:span><text:span text:style-name="T4">1</text:span> и <text:span text:style-name="T3">Qd</text:span><text:span text:style-name="T4">2</text:span>, поступающим в трубопроводы;</text:p>
            <text:p text:style-name="P2">На 2-ом выходном порте (справа) формируется сигнал, соответствующий значению гидромеханического момента <text:span text:style-name="T3">Md</text:span> на валу ГД.</text:p>
            <text:p text:style-name="Text_20_body"><text:span text:style-name="T7">Свойства</text:span><text:span text:style-name="T5">:</text:span></text:p>
            <text:list xml:id="list7806300612819240959" text:style-name="L1">
              <text:list-item>
                <text:p text:style-name="P7"><text:span text:style-name="Emphasis"><text:span text:style-name="T5">Характерный объём насоса (м^3/рад);</text:span></text:span></text:p>
              </text:list-item>
              <text:list-item>
                <text:p text:style-name="P7"><text:span text:style-name="Emphasis"><text:span text:style-name="T6">Коэффициент</text:span></text:span><text:span text:style-name="Emphasis"><text:span text:style-name="T5"> </text:span></text:span><text:span text:style-name="Emphasis"><text:span text:style-name="T6">утечек в дренаж;</text:span></text:span></text:p>
              </text:list-item>
              <text:list-item>
                <text:p text:style-name="P7"><text:span text:style-name="Emphasis"><text:span text:style-name="T6">Коэффициент</text:span></text:span><text:span text:style-name="Emphasis"><text:span text:style-name="T5"> </text:span></text:span><text:span text:style-name="Emphasis"><text:span text:style-name="T6">пертечек между полостями;</text:span></text:span></text:p>
              </text:list-item>
              <text:list-item>
                <text:p text:style-name="P7"><text:soft-page-break/><text:span text:style-name="Emphasis"><text:span text:style-name="T6">Модуль</text:span></text:span><text:span text:style-name="Emphasis"><text:span text:style-name="T5"> </text:span></text:span><text:span text:style-name="Emphasis"><text:span text:style-name="T6">объёмной упругости РЖ;</text:span></text:span></text:p>
              </text:list-item>
              <text:list-item>
                <text:p text:style-name="P7"><text:span text:style-name="Emphasis"><text:span text:style-name="T6">Коэффициент</text:span></text:span><text:span text:style-name="Emphasis"><text:span text:style-name="T5"> </text:span></text:span><text:span text:style-name="Emphasis"><text:span text:style-name="T6">мёртвого объёма;</text:span></text:span></text:p>
              </text:list-item>
            </text:list>
            <text:p text:style-name="P2"><text:span text:style-name="T2">Примечания</text:span>: </text:p>
            <text:p text:style-name="P2">1. Если какие-то именованные параметры математической модели в процессе моделирования изменяются, то в <text:span text:style-name="T4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Д с постоянным рабочим объемом</dc:title>
    <dc:date>2014-12-09T23:52:00.58</dc:date>
    <meta:generator>OpenOffice/4.1.1$Win32 OpenOffice.org_project/411m6$Build-9775</meta:generator>
    <meta:editing-duration>PT3H23M9S</meta:editing-duration>
    <meta:editing-cycles>92</meta:editing-cycles>
    <meta:print-date>2011-11-10T16:21:48.35</meta:print-date>
    <meta:document-statistic meta:table-count="1" meta:image-count="2" meta:object-count="0" meta:page-count="2" meta:paragraph-count="24" meta:word-count="189" meta:character-count="1441"/>
    <meta:user-defined meta:name="Поле 1"/>
    <meta:user-defined meta:name="Поле 2"/>
    <meta:user-defined meta:name="Поле 3"/>
    <meta:user-defined meta:name="Поле 4"/>
  </office:meta>
</office:document-meta>
</file>